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6.69pt"/>
    </style:style>
    <style:style style:name="co2" style:family="table-column">
      <style:table-column-properties fo:break-before="auto" style:column-width="122.2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5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iniCon2-472tx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FiniCon</text:p>
          </table:table-cell>
          <table:table-cell office:value-type="string" calcext:value-type="string">
            <text:p>FiniPost</text:p>
          </table:table-cell>
          <table:table-cell office:value-type="string" calcext:value-type="string">
            <text:p>StartCon</text:p>
          </table:table-cell>
          <table:table-cell office:value-type="string" calcext:value-type="string">
            <text:p>txs</text:p>
          </table:table-cell>
          <table:table-cell office:value-type="string" calcext:value-type="string">
            <text:p>PreTime</text:p>
          </table:table-cell>
          <table:table-cell office:value-type="string" calcext:value-type="string">
            <text:p>ConTime</text:p>
          </table:table-cell>
          <table:table-cell office:value-type="string" calcext:value-type="string">
            <text:p>Post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.53065529195966E+018" calcext:value-type="float">
            <text:p>1.53065529195966E+018</text:p>
          </table:table-cell>
          <table:table-cell/>
          <table:table-cell office:value-type="float" office:value="472" calcext:value-type="float">
            <text:p>472</text:p>
          </table:table-cell>
          <table:table-cell table:formula="of:=[.D3]-[.C2]" office:value-type="float" office:value="-1395745280" calcext:value-type="float">
            <text:p>-139574528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3065529137693E+018" calcext:value-type="float">
            <text:p>1.53065529137693E+018</text:p>
          </table:table-cell>
          <table:table-cell office:value-type="float" office:value="1.5306552957345E+018" calcext:value-type="float">
            <text:p>1.5306552957345E+018</text:p>
          </table:table-cell>
          <table:table-cell office:value-type="float" office:value="1.53065529056391E+018" calcext:value-type="float">
            <text:p>1.53065529056391E+018</text:p>
          </table:table-cell>
          <table:table-cell office:value-type="float" office:value="472" calcext:value-type="float">
            <text:p>472</text:p>
          </table:table-cell>
          <table:table-cell table:formula="of:=[.D4]-[.C3]" office:value-type="float" office:value="-2917314560" calcext:value-type="float">
            <text:p>-2917314560</text:p>
          </table:table-cell>
          <table:table-cell table:formula="of:=([.B3]-[.D3])/1000000" office:value-type="float" office:value="813.015808" calcext:value-type="float">
            <text:p>813.015808</text:p>
          </table:table-cell>
          <table:table-cell table:formula="of:=([.C3]-[.B3])/1000000" office:value-type="float" office:value="4357.571584" calcext:value-type="float">
            <text:p>4357.5715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3065529523285E+018" calcext:value-type="float">
            <text:p>1.53065529523285E+018</text:p>
          </table:table-cell>
          <table:table-cell office:value-type="float" office:value="1.53065529754742E+018" calcext:value-type="float">
            <text:p>1.53065529754742E+018</text:p>
          </table:table-cell>
          <table:table-cell office:value-type="float" office:value="1.53065529281719E+018" calcext:value-type="float">
            <text:p>1.53065529281719E+018</text:p>
          </table:table-cell>
          <table:table-cell office:value-type="float" office:value="473" calcext:value-type="float">
            <text:p>473</text:p>
          </table:table-cell>
          <table:table-cell table:formula="of:=[.D5]-[.C4]" office:value-type="float" office:value="-963447040" calcext:value-type="float">
            <text:p>-963447040</text:p>
          </table:table-cell>
          <table:table-cell table:formula="of:=([.B4]-[.D4])/1000000" office:value-type="float" office:value="2415.666944" calcext:value-type="float">
            <text:p>2415.666944</text:p>
          </table:table-cell>
          <table:table-cell table:formula="of:=([.C4]-[.B4])/1000000" office:value-type="float" office:value="2314.569984" calcext:value-type="float">
            <text:p>2314.5699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306552969912E+018" calcext:value-type="float">
            <text:p>1.5306552969912E+018</text:p>
          </table:table-cell>
          <table:table-cell office:value-type="float" office:value="1.53065530489385E+018" calcext:value-type="float">
            <text:p>1.53065530489385E+018</text:p>
          </table:table-cell>
          <table:table-cell office:value-type="float" office:value="1.53065529658398E+018" calcext:value-type="float">
            <text:p>1.53065529658398E+018</text:p>
          </table:table-cell>
          <table:table-cell office:value-type="float" office:value="473" calcext:value-type="float">
            <text:p>473</text:p>
          </table:table-cell>
          <table:table-cell table:formula="of:=[.D6]-[.C5]" office:value-type="float" office:value="-6783461888" calcext:value-type="float">
            <text:p>-6783461888</text:p>
          </table:table-cell>
          <table:table-cell table:formula="of:=([.B5]-[.D5])/1000000" office:value-type="float" office:value="407.225088" calcext:value-type="float">
            <text:p>407.225088</text:p>
          </table:table-cell>
          <table:table-cell table:formula="of:=([.C5]-[.B5])/1000000" office:value-type="float" office:value="7902.653952" calcext:value-type="float">
            <text:p>7902.6539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3065530064476E+018" calcext:value-type="float">
            <text:p>1.53065530064476E+018</text:p>
          </table:table-cell>
          <table:table-cell office:value-type="float" office:value="1.53065530896258E+018" calcext:value-type="float">
            <text:p>1.53065530896258E+018</text:p>
          </table:table-cell>
          <table:table-cell office:value-type="float" office:value="1.53065529811039E+018" calcext:value-type="float">
            <text:p>1.53065529811039E+018</text:p>
          </table:table-cell>
          <table:table-cell office:value-type="float" office:value="473" calcext:value-type="float">
            <text:p>473</text:p>
          </table:table-cell>
          <table:table-cell table:formula="of:=[.D7]-[.C6]" office:value-type="float" office:value="-4585925376" calcext:value-type="float">
            <text:p>-4585925376</text:p>
          </table:table-cell>
          <table:table-cell table:formula="of:=([.B6]-[.D6])/1000000" office:value-type="float" office:value="2534.371328" calcext:value-type="float">
            <text:p>2534.371328</text:p>
          </table:table-cell>
          <table:table-cell table:formula="of:=([.C6]-[.B6])/1000000" office:value-type="float" office:value="8317.81248" calcext:value-type="float">
            <text:p>8317.812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53065530438209E+018" calcext:value-type="float">
            <text:p>1.53065530438209E+018</text:p>
          </table:table-cell>
          <table:table-cell office:value-type="float" office:value="1.53065531336145E+018" calcext:value-type="float">
            <text:p>1.53065531336145E+018</text:p>
          </table:table-cell>
          <table:table-cell office:value-type="float" office:value="1.53065530437665E+018" calcext:value-type="float">
            <text:p>1.53065530437665E+018</text:p>
          </table:table-cell>
          <table:table-cell office:value-type="float" office:value="474" calcext:value-type="float">
            <text:p>474</text:p>
          </table:table-cell>
          <table:table-cell table:formula="of:=[.D8]-[.C7]" office:value-type="float" office:value="-7678384128" calcext:value-type="float">
            <text:p>-7678384128</text:p>
          </table:table-cell>
          <table:table-cell table:formula="of:=([.B7]-[.D7])/1000000" office:value-type="float" office:value="5.43872" calcext:value-type="float">
            <text:p>5.43872</text:p>
          </table:table-cell>
          <table:table-cell table:formula="of:=([.C7]-[.B7])/1000000" office:value-type="float" office:value="8979.361024" calcext:value-type="float">
            <text:p>8979.361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3065530839479E+018" calcext:value-type="float">
            <text:p>1.53065530839479E+018</text:p>
          </table:table-cell>
          <table:table-cell office:value-type="float" office:value="1.53065532089548E+018" calcext:value-type="float">
            <text:p>1.53065532089548E+018</text:p>
          </table:table-cell>
          <table:table-cell office:value-type="float" office:value="1.53065530568307E+018" calcext:value-type="float">
            <text:p>1.53065530568307E+018</text:p>
          </table:table-cell>
          <table:table-cell office:value-type="float" office:value="474" calcext:value-type="float">
            <text:p>474</text:p>
          </table:table-cell>
          <table:table-cell table:formula="of:=[.D9]-[.C8]" office:value-type="float" office:value="-10941873408" calcext:value-type="float">
            <text:p>-10941873408</text:p>
          </table:table-cell>
          <table:table-cell table:formula="of:=([.B8]-[.D8])/1000000" office:value-type="float" office:value="2711.728128" calcext:value-type="float">
            <text:p>2711.728128</text:p>
          </table:table-cell>
          <table:table-cell table:formula="of:=([.C8]-[.B8])/1000000" office:value-type="float" office:value="12500.686336" calcext:value-type="float">
            <text:p>12500.6863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3065531256556E+018" calcext:value-type="float">
            <text:p>1.53065531256556E+018</text:p>
          </table:table-cell>
          <table:table-cell office:value-type="float" office:value="1.53065532369357E+018" calcext:value-type="float">
            <text:p>1.53065532369357E+018</text:p>
          </table:table-cell>
          <table:table-cell office:value-type="float" office:value="1.53065530995361E+018" calcext:value-type="float">
            <text:p>1.53065530995361E+018</text:p>
          </table:table-cell>
          <table:table-cell office:value-type="float" office:value="474" calcext:value-type="float">
            <text:p>474</text:p>
          </table:table-cell>
          <table:table-cell table:formula="of:=[.D10]-[.C9]" office:value-type="float" office:value="-8896672000" calcext:value-type="float">
            <text:p>-8896672000</text:p>
          </table:table-cell>
          <table:table-cell table:formula="of:=([.B9]-[.D9])/1000000" office:value-type="float" office:value="2611.952384" calcext:value-type="float">
            <text:p>2611.952384</text:p>
          </table:table-cell>
          <table:table-cell table:formula="of:=([.C9]-[.B9])/1000000" office:value-type="float" office:value="11128.0064" calcext:value-type="float">
            <text:p>11128.00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53065531522663E+018" calcext:value-type="float">
            <text:p>1.53065531522663E+018</text:p>
          </table:table-cell>
          <table:table-cell office:value-type="float" office:value="1.53065532775171E+018" calcext:value-type="float">
            <text:p>1.53065532775171E+018</text:p>
          </table:table-cell>
          <table:table-cell office:value-type="float" office:value="1.53065531479689E+018" calcext:value-type="float">
            <text:p>1.53065531479689E+018</text:p>
          </table:table-cell>
          <table:table-cell office:value-type="float" office:value="474" calcext:value-type="float">
            <text:p>474</text:p>
          </table:table-cell>
          <table:table-cell table:formula="of:=[.D11]-[.C10]" office:value-type="float" office:value="-7942607104" calcext:value-type="float">
            <text:p>-7942607104</text:p>
          </table:table-cell>
          <table:table-cell table:formula="of:=([.B10]-[.D10])/1000000" office:value-type="float" office:value="429.732864" calcext:value-type="float">
            <text:p>429.732864</text:p>
          </table:table-cell>
          <table:table-cell table:formula="of:=([.C10]-[.B10])/1000000" office:value-type="float" office:value="12525.078272" calcext:value-type="float">
            <text:p>12525.0782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3065531991689E+018" calcext:value-type="float">
            <text:p>1.53065531991689E+018</text:p>
          </table:table-cell>
          <table:table-cell office:value-type="float" office:value="1.53065534269318E+018" calcext:value-type="float">
            <text:p>1.53065534269318E+018</text:p>
          </table:table-cell>
          <table:table-cell office:value-type="float" office:value="1.5306553198091E+018" calcext:value-type="float">
            <text:p>1.5306553198091E+018</text:p>
          </table:table-cell>
          <table:table-cell office:value-type="float" office:value="475" calcext:value-type="float">
            <text:p>475</text:p>
          </table:table-cell>
          <table:table-cell table:formula="of:=[.D12]-[.C11]" office:value-type="float" office:value="-20057485056" calcext:value-type="float">
            <text:p>-20057485056</text:p>
          </table:table-cell>
          <table:table-cell table:formula="of:=([.B11]-[.D11])/1000000" office:value-type="float" office:value="107.793664" calcext:value-type="float">
            <text:p>107.793664</text:p>
          </table:table-cell>
          <table:table-cell table:formula="of:=([.C11]-[.B11])/1000000" office:value-type="float" office:value="22776.286464" calcext:value-type="float">
            <text:p>22776.2864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3065532264017E+018" calcext:value-type="float">
            <text:p>1.53065532264017E+018</text:p>
          </table:table-cell>
          <table:table-cell office:value-type="float" office:value="1.53065534811646E+018" calcext:value-type="float">
            <text:p>1.53065534811646E+018</text:p>
          </table:table-cell>
          <table:table-cell office:value-type="float" office:value="1.53065532263569E+018" calcext:value-type="float">
            <text:p>1.53065532263569E+018</text:p>
          </table:table-cell>
          <table:table-cell office:value-type="float" office:value="475" calcext:value-type="float">
            <text:p>475</text:p>
          </table:table-cell>
          <table:table-cell table:formula="of:=[.D13]-[.C12]" office:value-type="float" office:value="-22680988928" calcext:value-type="float">
            <text:p>-22680988928</text:p>
          </table:table-cell>
          <table:table-cell table:formula="of:=([.B12]-[.D12])/1000000" office:value-type="float" office:value="4.479232" calcext:value-type="float">
            <text:p>4.479232</text:p>
          </table:table-cell>
          <table:table-cell table:formula="of:=([.C12]-[.B12])/1000000" office:value-type="float" office:value="25476.284416" calcext:value-type="float">
            <text:p>25476.2844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3065532638444E+018" calcext:value-type="float">
            <text:p>1.53065532638444E+018</text:p>
          </table:table-cell>
          <table:table-cell office:value-type="float" office:value="1.53065535379946E+018" calcext:value-type="float">
            <text:p>1.53065535379946E+018</text:p>
          </table:table-cell>
          <table:table-cell office:value-type="float" office:value="1.53065532543547E+018" calcext:value-type="float">
            <text:p>1.53065532543547E+018</text:p>
          </table:table-cell>
          <table:table-cell office:value-type="float" office:value="475" calcext:value-type="float">
            <text:p>475</text:p>
          </table:table-cell>
          <table:table-cell table:formula="of:=[.D14]-[.C13]" office:value-type="float" office:value="-23171717888" calcext:value-type="float">
            <text:p>-23171717888</text:p>
          </table:table-cell>
          <table:table-cell table:formula="of:=([.B13]-[.D13])/1000000" office:value-type="float" office:value="948.974336" calcext:value-type="float">
            <text:p>948.974336</text:p>
          </table:table-cell>
          <table:table-cell table:formula="of:=([.C13]-[.B13])/1000000" office:value-type="float" office:value="27415.013888" calcext:value-type="float">
            <text:p>27415.0138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53065533378482E+018" calcext:value-type="float">
            <text:p>1.53065533378482E+018</text:p>
          </table:table-cell>
          <table:table-cell office:value-type="float" office:value="1.53065536304649E+018" calcext:value-type="float">
            <text:p>1.53065536304649E+018</text:p>
          </table:table-cell>
          <table:table-cell office:value-type="float" office:value="1.53065533062774E+018" calcext:value-type="float">
            <text:p>1.53065533062774E+018</text:p>
          </table:table-cell>
          <table:table-cell office:value-type="float" office:value="476" calcext:value-type="float">
            <text:p>476</text:p>
          </table:table-cell>
          <table:table-cell table:formula="of:=[.D15]-[.C14]" office:value-type="float" office:value="-26496606208" calcext:value-type="float">
            <text:p>-26496606208</text:p>
          </table:table-cell>
          <table:table-cell table:formula="of:=([.B14]-[.D14])/1000000" office:value-type="float" office:value="3157.083904" calcext:value-type="float">
            <text:p>3157.083904</text:p>
          </table:table-cell>
          <table:table-cell table:formula="of:=([.C14]-[.B14])/1000000" office:value-type="float" office:value="29261.66656" calcext:value-type="float">
            <text:p>29261.666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53065534102265E+018" calcext:value-type="float">
            <text:p>1.53065534102265E+018</text:p>
          </table:table-cell>
          <table:table-cell office:value-type="float" office:value="1.53065536792814E+018" calcext:value-type="float">
            <text:p>1.53065536792814E+018</text:p>
          </table:table-cell>
          <table:table-cell office:value-type="float" office:value="1.53065533654988E+018" calcext:value-type="float">
            <text:p>1.53065533654988E+018</text:p>
          </table:table-cell>
          <table:table-cell office:value-type="float" office:value="476" calcext:value-type="float">
            <text:p>476</text:p>
          </table:table-cell>
          <table:table-cell table:formula="of:=[.D16]-[.C15]" office:value-type="float" office:value="-22479533824" calcext:value-type="float">
            <text:p>-22479533824</text:p>
          </table:table-cell>
          <table:table-cell table:formula="of:=([.B15]-[.D15])/1000000" office:value-type="float" office:value="4472.767232" calcext:value-type="float">
            <text:p>4472.767232</text:p>
          </table:table-cell>
          <table:table-cell table:formula="of:=([.C15]-[.B15])/1000000" office:value-type="float" office:value="26905.491456" calcext:value-type="float">
            <text:p>26905.4914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53065534656488E+018" calcext:value-type="float">
            <text:p>1.53065534656488E+018</text:p>
          </table:table-cell>
          <table:table-cell office:value-type="float" office:value="1.53065537329971E+018" calcext:value-type="float">
            <text:p>1.53065537329971E+018</text:p>
          </table:table-cell>
          <table:table-cell office:value-type="float" office:value="1.53065534544861E+018" calcext:value-type="float">
            <text:p>1.53065534544861E+018</text:p>
          </table:table-cell>
          <table:table-cell office:value-type="float" office:value="476" calcext:value-type="float">
            <text:p>476</text:p>
          </table:table-cell>
          <table:table-cell table:formula="of:=[.D17]-[.C16]" office:value-type="float" office:value="-22824673792" calcext:value-type="float">
            <text:p>-22824673792</text:p>
          </table:table-cell>
          <table:table-cell table:formula="of:=([.B16]-[.D16])/1000000" office:value-type="float" office:value="1116.269056" calcext:value-type="float">
            <text:p>1116.269056</text:p>
          </table:table-cell>
          <table:table-cell table:formula="of:=([.C16]-[.B16])/1000000" office:value-type="float" office:value="26734.832896" calcext:value-type="float">
            <text:p>26734.8328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53065535222086E+018" calcext:value-type="float">
            <text:p>1.53065535222086E+018</text:p>
          </table:table-cell>
          <table:table-cell office:value-type="float" office:value="1.53065538125923E+018" calcext:value-type="float">
            <text:p>1.53065538125923E+018</text:p>
          </table:table-cell>
          <table:table-cell office:value-type="float" office:value="1.53065535047504E+018" calcext:value-type="float">
            <text:p>1.53065535047504E+018</text:p>
          </table:table-cell>
          <table:table-cell office:value-type="float" office:value="477" calcext:value-type="float">
            <text:p>477</text:p>
          </table:table-cell>
          <table:table-cell table:formula="of:=[.D18]-[.C17]" office:value-type="float" office:value="-24832353280" calcext:value-type="float">
            <text:p>-24832353280</text:p>
          </table:table-cell>
          <table:table-cell table:formula="of:=([.B17]-[.D17])/1000000" office:value-type="float" office:value="1745.827584" calcext:value-type="float">
            <text:p>1745.827584</text:p>
          </table:table-cell>
          <table:table-cell table:formula="of:=([.C17]-[.B17])/1000000" office:value-type="float" office:value="29038.36672" calcext:value-type="float">
            <text:p>29038.366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53065535654243E+018" calcext:value-type="float">
            <text:p>1.53065535654243E+018</text:p>
          </table:table-cell>
          <table:table-cell office:value-type="float" office:value="1.53065538458294E+018" calcext:value-type="float">
            <text:p>1.53065538458294E+018</text:p>
          </table:table-cell>
          <table:table-cell office:value-type="float" office:value="1.53065535642688E+018" calcext:value-type="float">
            <text:p>1.53065535642688E+018</text:p>
          </table:table-cell>
          <table:table-cell office:value-type="float" office:value="477" calcext:value-type="float">
            <text:p>477</text:p>
          </table:table-cell>
          <table:table-cell table:formula="of:=[.D19]-[.C18]" office:value-type="float" office:value="-26886100992" calcext:value-type="float">
            <text:p>-26886100992</text:p>
          </table:table-cell>
          <table:table-cell table:formula="of:=([.B18]-[.D18])/1000000" office:value-type="float" office:value="115.553536" calcext:value-type="float">
            <text:p>115.553536</text:p>
          </table:table-cell>
          <table:table-cell table:formula="of:=([.C18]-[.B18])/1000000" office:value-type="float" office:value="28040.50944" calcext:value-type="float">
            <text:p>28040.509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53065536141284E+018" calcext:value-type="float">
            <text:p>1.53065536141284E+018</text:p>
          </table:table-cell>
          <table:table-cell office:value-type="float" office:value="1.53065538860496E+018" calcext:value-type="float">
            <text:p>1.53065538860496E+018</text:p>
          </table:table-cell>
          <table:table-cell office:value-type="float" office:value="1.53065535769684E+018" calcext:value-type="float">
            <text:p>1.53065535769684E+018</text:p>
          </table:table-cell>
          <table:table-cell office:value-type="float" office:value="477" calcext:value-type="float">
            <text:p>477</text:p>
          </table:table-cell>
          <table:table-cell table:formula="of:=[.D20]-[.C19]" office:value-type="float" office:value="-24516826112" calcext:value-type="float">
            <text:p>-24516826112</text:p>
          </table:table-cell>
          <table:table-cell table:formula="of:=([.B19]-[.D19])/1000000" office:value-type="float" office:value="3716.001792" calcext:value-type="float">
            <text:p>3716.001792</text:p>
          </table:table-cell>
          <table:table-cell table:formula="of:=([.C19]-[.B19])/1000000" office:value-type="float" office:value="27192.123392" calcext:value-type="float">
            <text:p>27192.1233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53065536600086E+018" calcext:value-type="float">
            <text:p>1.53065536600086E+018</text:p>
          </table:table-cell>
          <table:table-cell office:value-type="float" office:value="1.53065539839158E+018" calcext:value-type="float">
            <text:p>1.53065539839158E+018</text:p>
          </table:table-cell>
          <table:table-cell office:value-type="float" office:value="1.53065536408814E+018" calcext:value-type="float">
            <text:p>1.53065536408814E+018</text:p>
          </table:table-cell>
          <table:table-cell office:value-type="float" office:value="478" calcext:value-type="float">
            <text:p>478</text:p>
          </table:table-cell>
          <table:table-cell table:formula="of:=[.D21]-[.C20]" office:value-type="float" office:value="-29299076608" calcext:value-type="float">
            <text:p>-29299076608</text:p>
          </table:table-cell>
          <table:table-cell table:formula="of:=([.B20]-[.D20])/1000000" office:value-type="float" office:value="1912.72192" calcext:value-type="float">
            <text:p>1912.72192</text:p>
          </table:table-cell>
          <table:table-cell table:formula="of:=([.C20]-[.B20])/1000000" office:value-type="float" office:value="32390.719488" calcext:value-type="float">
            <text:p>32390.7194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53065537150487E+018" calcext:value-type="float">
            <text:p>1.53065537150487E+018</text:p>
          </table:table-cell>
          <table:table-cell office:value-type="float" office:value="1.53065540444044E+018" calcext:value-type="float">
            <text:p>1.53065540444044E+018</text:p>
          </table:table-cell>
          <table:table-cell office:value-type="float" office:value="1.5306553690925E+018" calcext:value-type="float">
            <text:p>1.5306553690925E+018</text:p>
          </table:table-cell>
          <table:table-cell office:value-type="float" office:value="478" calcext:value-type="float">
            <text:p>478</text:p>
          </table:table-cell>
          <table:table-cell table:formula="of:=[.D22]-[.C21]" office:value-type="float" office:value="-29452491264" calcext:value-type="float">
            <text:p>-29452491264</text:p>
          </table:table-cell>
          <table:table-cell table:formula="of:=([.B21]-[.D21])/1000000" office:value-type="float" office:value="2412.364288" calcext:value-type="float">
            <text:p>2412.364288</text:p>
          </table:table-cell>
          <table:table-cell table:formula="of:=([.C21]-[.B21])/1000000" office:value-type="float" office:value="32935.575552" calcext:value-type="float">
            <text:p>32935.5755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53065537514221E+018" calcext:value-type="float">
            <text:p>1.53065537514221E+018</text:p>
          </table:table-cell>
          <table:table-cell office:value-type="float" office:value="1.53065540907193E+018" calcext:value-type="float">
            <text:p>1.53065540907193E+018</text:p>
          </table:table-cell>
          <table:table-cell office:value-type="float" office:value="1.53065537498795E+018" calcext:value-type="float">
            <text:p>1.53065537498795E+018</text:p>
          </table:table-cell>
          <table:table-cell office:value-type="float" office:value="478" calcext:value-type="float">
            <text:p>478</text:p>
          </table:table-cell>
          <table:table-cell table:formula="of:=[.D23]-[.C22]" office:value-type="float" office:value="-33376556032" calcext:value-type="float">
            <text:p>-33376556032</text:p>
          </table:table-cell>
          <table:table-cell table:formula="of:=([.B22]-[.D22])/1000000" office:value-type="float" office:value="154.260992" calcext:value-type="float">
            <text:p>154.260992</text:p>
          </table:table-cell>
          <table:table-cell table:formula="of:=([.C22]-[.B22])/1000000" office:value-type="float" office:value="33929.714176" calcext:value-type="float">
            <text:p>33929.7141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53065537921782E+018" calcext:value-type="float">
            <text:p>1.53065537921782E+018</text:p>
          </table:table-cell>
          <table:table-cell office:value-type="float" office:value="1.53065541783084E+018" calcext:value-type="float">
            <text:p>1.53065541783084E+018</text:p>
          </table:table-cell>
          <table:table-cell office:value-type="float" office:value="1.53065537569537E+018" calcext:value-type="float">
            <text:p>1.53065537569537E+018</text:p>
          </table:table-cell>
          <table:table-cell office:value-type="float" office:value="479" calcext:value-type="float">
            <text:p>479</text:p>
          </table:table-cell>
          <table:table-cell table:formula="of:=[.D24]-[.C23]" office:value-type="float" office:value="-36024783360" calcext:value-type="float">
            <text:p>-36024783360</text:p>
          </table:table-cell>
          <table:table-cell table:formula="of:=([.B23]-[.D23])/1000000" office:value-type="float" office:value="3522.449408" calcext:value-type="float">
            <text:p>3522.449408</text:p>
          </table:table-cell>
          <table:table-cell table:formula="of:=([.C23]-[.B23])/1000000" office:value-type="float" office:value="38613.015552" calcext:value-type="float">
            <text:p>38613.0155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5306553827141E+018" calcext:value-type="float">
            <text:p>1.5306553827141E+018</text:p>
          </table:table-cell>
          <table:table-cell office:value-type="float" office:value="1.5306554215822E+018" calcext:value-type="float">
            <text:p>1.5306554215822E+018</text:p>
          </table:table-cell>
          <table:table-cell office:value-type="float" office:value="1.53065538180605E+018" calcext:value-type="float">
            <text:p>1.53065538180605E+018</text:p>
          </table:table-cell>
          <table:table-cell office:value-type="float" office:value="479" calcext:value-type="float">
            <text:p>479</text:p>
          </table:table-cell>
          <table:table-cell table:formula="of:=[.D25]-[.C24]" office:value-type="float" office:value="-36522550784" calcext:value-type="float">
            <text:p>-36522550784</text:p>
          </table:table-cell>
          <table:table-cell table:formula="of:=([.B24]-[.D24])/1000000" office:value-type="float" office:value="908.0448" calcext:value-type="float">
            <text:p>908.0448</text:p>
          </table:table-cell>
          <table:table-cell table:formula="of:=([.C24]-[.B24])/1000000" office:value-type="float" office:value="38868.10112" calcext:value-type="float">
            <text:p>38868.101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53065538657688E+018" calcext:value-type="float">
            <text:p>1.53065538657688E+018</text:p>
          </table:table-cell>
          <table:table-cell office:value-type="float" office:value="1.53065542526604E+018" calcext:value-type="float">
            <text:p>1.53065542526604E+018</text:p>
          </table:table-cell>
          <table:table-cell office:value-type="float" office:value="1.53065538505965E+018" calcext:value-type="float">
            <text:p>1.53065538505965E+018</text:p>
          </table:table-cell>
          <table:table-cell office:value-type="float" office:value="479" calcext:value-type="float">
            <text:p>479</text:p>
          </table:table-cell>
          <table:table-cell table:formula="of:=[.D26]-[.C25]" office:value-type="float" office:value="-36062650112" calcext:value-type="float">
            <text:p>-36062650112</text:p>
          </table:table-cell>
          <table:table-cell table:formula="of:=([.B25]-[.D25])/1000000" office:value-type="float" office:value="1517.228544" calcext:value-type="float">
            <text:p>1517.228544</text:p>
          </table:table-cell>
          <table:table-cell table:formula="of:=([.C25]-[.B25])/1000000" office:value-type="float" office:value="38689.165824" calcext:value-type="float">
            <text:p>38689.1658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5306553896781E+018" calcext:value-type="float">
            <text:p>1.5306553896781E+018</text:p>
          </table:table-cell>
          <table:table-cell office:value-type="float" office:value="1.53065543336305E+018" calcext:value-type="float">
            <text:p>1.53065543336305E+018</text:p>
          </table:table-cell>
          <table:table-cell office:value-type="float" office:value="1.53065538920339E+018" calcext:value-type="float">
            <text:p>1.53065538920339E+018</text:p>
          </table:table-cell>
          <table:table-cell office:value-type="float" office:value="479" calcext:value-type="float">
            <text:p>479</text:p>
          </table:table-cell>
          <table:table-cell table:formula="of:=[.D27]-[.C26]" office:value-type="float" office:value="-38970657024" calcext:value-type="float">
            <text:p>-38970657024</text:p>
          </table:table-cell>
          <table:table-cell table:formula="of:=([.B26]-[.D26])/1000000" office:value-type="float" office:value="474.706688" calcext:value-type="float">
            <text:p>474.706688</text:p>
          </table:table-cell>
          <table:table-cell table:formula="of:=([.C26]-[.B26])/1000000" office:value-type="float" office:value="43684.947712" calcext:value-type="float">
            <text:p>43684.9477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530655394577E+018" calcext:value-type="float">
            <text:p>1.530655394577E+018</text:p>
          </table:table-cell>
          <table:table-cell office:value-type="float" office:value="1.53065543693617E+018" calcext:value-type="float">
            <text:p>1.53065543693617E+018</text:p>
          </table:table-cell>
          <table:table-cell office:value-type="float" office:value="1.53065539439239E+018" calcext:value-type="float">
            <text:p>1.53065539439239E+018</text:p>
          </table:table-cell>
          <table:table-cell office:value-type="float" office:value="480" calcext:value-type="float">
            <text:p>480</text:p>
          </table:table-cell>
          <table:table-cell table:formula="of:=[.D28]-[.C27]" office:value-type="float" office:value="-37700146688" calcext:value-type="float">
            <text:p>-37700146688</text:p>
          </table:table-cell>
          <table:table-cell table:formula="of:=([.B27]-[.D27])/1000000" office:value-type="float" office:value="184.608" calcext:value-type="float">
            <text:p>184.608</text:p>
          </table:table-cell>
          <table:table-cell table:formula="of:=([.C27]-[.B27])/1000000" office:value-type="float" office:value="42359.170816" calcext:value-type="float">
            <text:p>42359.1708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53065540106083E+018" calcext:value-type="float">
            <text:p>1.53065540106083E+018</text:p>
          </table:table-cell>
          <table:table-cell office:value-type="float" office:value="1.5306554406471E+018" calcext:value-type="float">
            <text:p>1.5306554406471E+018</text:p>
          </table:table-cell>
          <table:table-cell office:value-type="float" office:value="1.53065539923602E+018" calcext:value-type="float">
            <text:p>1.53065539923602E+018</text:p>
          </table:table-cell>
          <table:table-cell office:value-type="float" office:value="480" calcext:value-type="float">
            <text:p>480</text:p>
          </table:table-cell>
          <table:table-cell table:formula="of:=[.D29]-[.C28]" office:value-type="float" office:value="-35231022848" calcext:value-type="float">
            <text:p>-35231022848</text:p>
          </table:table-cell>
          <table:table-cell table:formula="of:=([.B28]-[.D28])/1000000" office:value-type="float" office:value="1824.813568" calcext:value-type="float">
            <text:p>1824.813568</text:p>
          </table:table-cell>
          <table:table-cell table:formula="of:=([.C28]-[.B28])/1000000" office:value-type="float" office:value="39586.260224" calcext:value-type="float">
            <text:p>39586.2602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530655405819E+018" calcext:value-type="float">
            <text:p>1.530655405819E+018</text:p>
          </table:table-cell>
          <table:table-cell office:value-type="float" office:value="1.53065544703184E+018" calcext:value-type="float">
            <text:p>1.53065544703184E+018</text:p>
          </table:table-cell>
          <table:table-cell office:value-type="float" office:value="1.53065540541607E+018" calcext:value-type="float">
            <text:p>1.53065540541607E+018</text:p>
          </table:table-cell>
          <table:table-cell office:value-type="float" office:value="480" calcext:value-type="float">
            <text:p>480</text:p>
          </table:table-cell>
          <table:table-cell table:formula="of:=[.D30]-[.C29]" office:value-type="float" office:value="-37088712704" calcext:value-type="float">
            <text:p>-37088712704</text:p>
          </table:table-cell>
          <table:table-cell table:formula="of:=([.B29]-[.D29])/1000000" office:value-type="float" office:value="402.929152" calcext:value-type="float">
            <text:p>402.929152</text:p>
          </table:table-cell>
          <table:table-cell table:formula="of:=([.C29]-[.B29])/1000000" office:value-type="float" office:value="41212.843008" calcext:value-type="float">
            <text:p>41212.84300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53065541060644E+018" calcext:value-type="float">
            <text:p>1.53065541060644E+018</text:p>
          </table:table-cell>
          <table:table-cell office:value-type="float" office:value="1.53065545096389E+018" calcext:value-type="float">
            <text:p>1.53065545096389E+018</text:p>
          </table:table-cell>
          <table:table-cell office:value-type="float" office:value="1.53065540994313E+018" calcext:value-type="float">
            <text:p>1.53065540994313E+018</text:p>
          </table:table-cell>
          <table:table-cell office:value-type="float" office:value="481" calcext:value-type="float">
            <text:p>481</text:p>
          </table:table-cell>
          <table:table-cell table:formula="of:=[.D31]-[.C30]" office:value-type="float" office:value="-36537092096" calcext:value-type="float">
            <text:p>-36537092096</text:p>
          </table:table-cell>
          <table:table-cell table:formula="of:=([.B30]-[.D30])/1000000" office:value-type="float" office:value="663.309568" calcext:value-type="float">
            <text:p>663.309568</text:p>
          </table:table-cell>
          <table:table-cell table:formula="of:=([.C30]-[.B30])/1000000" office:value-type="float" office:value="40357.446144" calcext:value-type="float">
            <text:p>40357.4461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53065541514484E+018" calcext:value-type="float">
            <text:p>1.53065541514484E+018</text:p>
          </table:table-cell>
          <table:table-cell office:value-type="float" office:value="1.53065545405534E+018" calcext:value-type="float">
            <text:p>1.53065545405534E+018</text:p>
          </table:table-cell>
          <table:table-cell office:value-type="float" office:value="1.5306554144268E+018" calcext:value-type="float">
            <text:p>1.5306554144268E+018</text:p>
          </table:table-cell>
          <table:table-cell office:value-type="float" office:value="481" calcext:value-type="float">
            <text:p>481</text:p>
          </table:table-cell>
          <table:table-cell table:formula="of:=[.D32]-[.C31]" office:value-type="float" office:value="-35231709696" calcext:value-type="float">
            <text:p>-35231709696</text:p>
          </table:table-cell>
          <table:table-cell table:formula="of:=([.B31]-[.D31])/1000000" office:value-type="float" office:value="718.048256" calcext:value-type="float">
            <text:p>718.048256</text:p>
          </table:table-cell>
          <table:table-cell table:formula="of:=([.C31]-[.B31])/1000000" office:value-type="float" office:value="38910.492416" calcext:value-type="float">
            <text:p>38910.4924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53065541882731E+018" calcext:value-type="float">
            <text:p>1.53065541882731E+018</text:p>
          </table:table-cell>
          <table:table-cell office:value-type="float" office:value="1.53065546207981E+018" calcext:value-type="float">
            <text:p>1.53065546207981E+018</text:p>
          </table:table-cell>
          <table:table-cell office:value-type="float" office:value="1.53065541882363E+018" calcext:value-type="float">
            <text:p>1.53065541882363E+018</text:p>
          </table:table-cell>
          <table:table-cell office:value-type="float" office:value="481" calcext:value-type="float">
            <text:p>481</text:p>
          </table:table-cell>
          <table:table-cell table:formula="of:=[.D33]-[.C32]" office:value-type="float" office:value="-39797255168" calcext:value-type="float">
            <text:p>-39797255168</text:p>
          </table:table-cell>
          <table:table-cell table:formula="of:=([.B32]-[.D32])/1000000" office:value-type="float" office:value="3.684096" calcext:value-type="float">
            <text:p>3.684096</text:p>
          </table:table-cell>
          <table:table-cell table:formula="of:=([.C32]-[.B32])/1000000" office:value-type="float" office:value="43252.501248" calcext:value-type="float">
            <text:p>43252.5012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53065542278915E+018" calcext:value-type="float">
            <text:p>1.53065542278915E+018</text:p>
          </table:table-cell>
          <table:table-cell office:value-type="float" office:value="1.53065546754848E+018" calcext:value-type="float">
            <text:p>1.53065546754848E+018</text:p>
          </table:table-cell>
          <table:table-cell office:value-type="float" office:value="1.53065542228256E+018" calcext:value-type="float">
            <text:p>1.53065542228256E+018</text:p>
          </table:table-cell>
          <table:table-cell office:value-type="float" office:value="482" calcext:value-type="float">
            <text:p>482</text:p>
          </table:table-cell>
          <table:table-cell table:formula="of:=[.D34]-[.C33]" office:value-type="float" office:value="-41590773504" calcext:value-type="float">
            <text:p>-41590773504</text:p>
          </table:table-cell>
          <table:table-cell table:formula="of:=([.B33]-[.D33])/1000000" office:value-type="float" office:value="506.597376" calcext:value-type="float">
            <text:p>506.597376</text:p>
          </table:table-cell>
          <table:table-cell table:formula="of:=([.C33]-[.B33])/1000000" office:value-type="float" office:value="44759.323648" calcext:value-type="float">
            <text:p>44759.32364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53065542648584E+018" calcext:value-type="float">
            <text:p>1.53065542648584E+018</text:p>
          </table:table-cell>
          <table:table-cell office:value-type="float" office:value="1.53065547172806E+018" calcext:value-type="float">
            <text:p>1.53065547172806E+018</text:p>
          </table:table-cell>
          <table:table-cell office:value-type="float" office:value="1.5306554259577E+018" calcext:value-type="float">
            <text:p>1.5306554259577E+018</text:p>
          </table:table-cell>
          <table:table-cell office:value-type="float" office:value="482" calcext:value-type="float">
            <text:p>482</text:p>
          </table:table-cell>
          <table:table-cell table:formula="of:=[.D35]-[.C34]" office:value-type="float" office:value="-44374416128" calcext:value-type="float">
            <text:p>-44374416128</text:p>
          </table:table-cell>
          <table:table-cell table:formula="of:=([.B34]-[.D34])/1000000" office:value-type="float" office:value="528.137984" calcext:value-type="float">
            <text:p>528.137984</text:p>
          </table:table-cell>
          <table:table-cell table:formula="of:=([.C34]-[.B34])/1000000" office:value-type="float" office:value="45242.213888" calcext:value-type="float">
            <text:p>45242.21388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53065543078482E+018" calcext:value-type="float">
            <text:p>1.53065543078482E+018</text:p>
          </table:table-cell>
          <table:table-cell office:value-type="float" office:value="1.53065547791708E+018" calcext:value-type="float">
            <text:p>1.53065547791708E+018</text:p>
          </table:table-cell>
          <table:table-cell office:value-type="float" office:value="1.53065542735364E+018" calcext:value-type="float">
            <text:p>1.53065542735364E+018</text:p>
          </table:table-cell>
          <table:table-cell office:value-type="float" office:value="482" calcext:value-type="float">
            <text:p>482</text:p>
          </table:table-cell>
          <table:table-cell table:formula="of:=[.D36]-[.C35]" office:value-type="float" office:value="-43929368576" calcext:value-type="float">
            <text:p>-43929368576</text:p>
          </table:table-cell>
          <table:table-cell table:formula="of:=([.B35]-[.D35])/1000000" office:value-type="float" office:value="3431.180544" calcext:value-type="float">
            <text:p>3431.180544</text:p>
          </table:table-cell>
          <table:table-cell table:formula="of:=([.C35]-[.B35])/1000000" office:value-type="float" office:value="47132.25984" calcext:value-type="float">
            <text:p>47132.2598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53065543449687E+018" calcext:value-type="float">
            <text:p>1.53065543449687E+018</text:p>
          </table:table-cell>
          <table:table-cell office:value-type="float" office:value="1.53065548091717E+018" calcext:value-type="float">
            <text:p>1.53065548091717E+018</text:p>
          </table:table-cell>
          <table:table-cell office:value-type="float" office:value="1.53065543398771E+018" calcext:value-type="float">
            <text:p>1.53065543398771E+018</text:p>
          </table:table-cell>
          <table:table-cell office:value-type="float" office:value="482" calcext:value-type="float">
            <text:p>482</text:p>
          </table:table-cell>
          <table:table-cell table:formula="of:=[.D37]-[.C36]" office:value-type="float" office:value="-43372584704" calcext:value-type="float">
            <text:p>-43372584704</text:p>
          </table:table-cell>
          <table:table-cell table:formula="of:=([.B36]-[.D36])/1000000" office:value-type="float" office:value="509.155328" calcext:value-type="float">
            <text:p>509.155328</text:p>
          </table:table-cell>
          <table:table-cell table:formula="of:=([.C36]-[.B36])/1000000" office:value-type="float" office:value="46420.306944" calcext:value-type="float">
            <text:p>46420.3069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53065543825285E+018" calcext:value-type="float">
            <text:p>1.53065543825285E+018</text:p>
          </table:table-cell>
          <table:table-cell office:value-type="float" office:value="1.53065548511377E+018" calcext:value-type="float">
            <text:p>1.53065548511377E+018</text:p>
          </table:table-cell>
          <table:table-cell office:value-type="float" office:value="1.53065543754459E+018" calcext:value-type="float">
            <text:p>1.53065543754459E+018</text:p>
          </table:table-cell>
          <table:table-cell office:value-type="float" office:value="483" calcext:value-type="float">
            <text:p>483</text:p>
          </table:table-cell>
          <table:table-cell table:formula="of:=[.D38]-[.C37]" office:value-type="float" office:value="-43828202240" calcext:value-type="float">
            <text:p>-43828202240</text:p>
          </table:table-cell>
          <table:table-cell table:formula="of:=([.B37]-[.D37])/1000000" office:value-type="float" office:value="708.265728" calcext:value-type="float">
            <text:p>708.265728</text:p>
          </table:table-cell>
          <table:table-cell table:formula="of:=([.C37]-[.B37])/1000000" office:value-type="float" office:value="46860.9152" calcext:value-type="float">
            <text:p>46860.91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53065544178856E+018" calcext:value-type="float">
            <text:p>1.53065544178856E+018</text:p>
          </table:table-cell>
          <table:table-cell office:value-type="float" office:value="1.53065549215645E+018" calcext:value-type="float">
            <text:p>1.53065549215645E+018</text:p>
          </table:table-cell>
          <table:table-cell office:value-type="float" office:value="1.53065544128557E+018" calcext:value-type="float">
            <text:p>1.53065544128557E+018</text:p>
          </table:table-cell>
          <table:table-cell office:value-type="float" office:value="483" calcext:value-type="float">
            <text:p>483</text:p>
          </table:table-cell>
          <table:table-cell table:formula="of:=[.D39]-[.C38]" office:value-type="float" office:value="-49737468672" calcext:value-type="float">
            <text:p>-49737468672</text:p>
          </table:table-cell>
          <table:table-cell table:formula="of:=([.B38]-[.D38])/1000000" office:value-type="float" office:value="502.990592" calcext:value-type="float">
            <text:p>502.990592</text:p>
          </table:table-cell>
          <table:table-cell table:formula="of:=([.C38]-[.B38])/1000000" office:value-type="float" office:value="50367.89248" calcext:value-type="float">
            <text:p>50367.8924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53065544503661E+018" calcext:value-type="float">
            <text:p>1.53065544503661E+018</text:p>
          </table:table-cell>
          <table:table-cell office:value-type="float" office:value="1.5306554946538E+018" calcext:value-type="float">
            <text:p>1.5306554946538E+018</text:p>
          </table:table-cell>
          <table:table-cell office:value-type="float" office:value="1.53065544241898E+018" calcext:value-type="float">
            <text:p>1.53065544241898E+018</text:p>
          </table:table-cell>
          <table:table-cell office:value-type="float" office:value="483" calcext:value-type="float">
            <text:p>483</text:p>
          </table:table-cell>
          <table:table-cell table:formula="of:=[.D40]-[.C39]" office:value-type="float" office:value="-47114016512" calcext:value-type="float">
            <text:p>-47114016512</text:p>
          </table:table-cell>
          <table:table-cell table:formula="of:=([.B39]-[.D39])/1000000" office:value-type="float" office:value="2617.623296" calcext:value-type="float">
            <text:p>2617.623296</text:p>
          </table:table-cell>
          <table:table-cell table:formula="of:=([.C39]-[.B39])/1000000" office:value-type="float" office:value="49617.195264" calcext:value-type="float">
            <text:p>49617.19526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53065544874395E+018" calcext:value-type="float">
            <text:p>1.53065544874395E+018</text:p>
          </table:table-cell>
          <table:table-cell office:value-type="float" office:value="1.53065549734387E+018" calcext:value-type="float">
            <text:p>1.53065549734387E+018</text:p>
          </table:table-cell>
          <table:table-cell office:value-type="float" office:value="1.53065544753978E+018" calcext:value-type="float">
            <text:p>1.53065544753978E+018</text:p>
          </table:table-cell>
          <table:table-cell office:value-type="float" office:value="484" calcext:value-type="float">
            <text:p>484</text:p>
          </table:table-cell>
          <table:table-cell table:formula="of:=[.D41]-[.C40]" office:value-type="float" office:value="-45695072256" calcext:value-type="float">
            <text:p>-45695072256</text:p>
          </table:table-cell>
          <table:table-cell table:formula="of:=([.B40]-[.D40])/1000000" office:value-type="float" office:value="1204.169216" calcext:value-type="float">
            <text:p>1204.169216</text:p>
          </table:table-cell>
          <table:table-cell table:formula="of:=([.C40]-[.B40])/1000000" office:value-type="float" office:value="48599.913984" calcext:value-type="float">
            <text:p>48599.91398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53065545164958E+018" calcext:value-type="float">
            <text:p>1.53065545164958E+018</text:p>
          </table:table-cell>
          <table:table-cell office:value-type="float" office:value="1.53065550340091E+018" calcext:value-type="float">
            <text:p>1.53065550340091E+018</text:p>
          </table:table-cell>
          <table:table-cell office:value-type="float" office:value="1.5306554516488E+018" calcext:value-type="float">
            <text:p>1.5306554516488E+018</text:p>
          </table:table-cell>
          <table:table-cell office:value-type="float" office:value="484" calcext:value-type="float">
            <text:p>484</text:p>
          </table:table-cell>
          <table:table-cell table:formula="of:=[.D42]-[.C41]" office:value-type="float" office:value="-48729982208" calcext:value-type="float">
            <text:p>-48729982208</text:p>
          </table:table-cell>
          <table:table-cell table:formula="of:=([.B41]-[.D41])/1000000" office:value-type="float" office:value="0.784128" calcext:value-type="float">
            <text:p>0.784128</text:p>
          </table:table-cell>
          <table:table-cell table:formula="of:=([.C41]-[.B41])/1000000" office:value-type="float" office:value="51751.327488" calcext:value-type="float">
            <text:p>51751.32748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53065545525759E+018" calcext:value-type="float">
            <text:p>1.53065545525759E+018</text:p>
          </table:table-cell>
          <table:table-cell office:value-type="float" office:value="1.53065550548867E+018" calcext:value-type="float">
            <text:p>1.53065550548867E+018</text:p>
          </table:table-cell>
          <table:table-cell office:value-type="float" office:value="1.53065545467092E+018" calcext:value-type="float">
            <text:p>1.53065545467092E+018</text:p>
          </table:table-cell>
          <table:table-cell office:value-type="float" office:value="484" calcext:value-type="float">
            <text:p>484</text:p>
          </table:table-cell>
          <table:table-cell table:formula="of:=[.D43]-[.C42]" office:value-type="float" office:value="-49471681024" calcext:value-type="float">
            <text:p>-49471681024</text:p>
          </table:table-cell>
          <table:table-cell table:formula="of:=([.B42]-[.D42])/1000000" office:value-type="float" office:value="586.664192" calcext:value-type="float">
            <text:p>586.664192</text:p>
          </table:table-cell>
          <table:table-cell table:formula="of:=([.C42]-[.B42])/1000000" office:value-type="float" office:value="50231.076864" calcext:value-type="float">
            <text:p>50231.07686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5306554595856E+018" calcext:value-type="float">
            <text:p>1.5306554595856E+018</text:p>
          </table:table-cell>
          <table:table-cell office:value-type="float" office:value="1.53065550787058E+018" calcext:value-type="float">
            <text:p>1.53065550787058E+018</text:p>
          </table:table-cell>
          <table:table-cell office:value-type="float" office:value="1.53065545601698E+018" calcext:value-type="float">
            <text:p>1.53065545601698E+018</text:p>
          </table:table-cell>
          <table:table-cell office:value-type="float" office:value="485" calcext:value-type="float">
            <text:p>485</text:p>
          </table:table-cell>
          <table:table-cell table:formula="of:=[.D44]-[.C43]" office:value-type="float" office:value="-45135478784" calcext:value-type="float">
            <text:p>-45135478784</text:p>
          </table:table-cell>
          <table:table-cell table:formula="of:=([.B43]-[.D43])/1000000" office:value-type="float" office:value="3568.611584" calcext:value-type="float">
            <text:p>3568.611584</text:p>
          </table:table-cell>
          <table:table-cell table:formula="of:=([.C43]-[.B43])/1000000" office:value-type="float" office:value="48284.983552" calcext:value-type="float">
            <text:p>48284.98355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53065546511944E+018" calcext:value-type="float">
            <text:p>1.53065546511944E+018</text:p>
          </table:table-cell>
          <table:table-cell office:value-type="float" office:value="1.53065551502756E+018" calcext:value-type="float">
            <text:p>1.53065551502756E+018</text:p>
          </table:table-cell>
          <table:table-cell office:value-type="float" office:value="1.5306554627351E+018" calcext:value-type="float">
            <text:p>1.5306554627351E+018</text:p>
          </table:table-cell>
          <table:table-cell office:value-type="float" office:value="485" calcext:value-type="float">
            <text:p>485</text:p>
          </table:table-cell>
          <table:table-cell table:formula="of:=[.D45]-[.C44]" office:value-type="float" office:value="-47010644736" calcext:value-type="float">
            <text:p>-47010644736</text:p>
          </table:table-cell>
          <table:table-cell table:formula="of:=([.B44]-[.D44])/1000000" office:value-type="float" office:value="2384.33792" calcext:value-type="float">
            <text:p>2384.33792</text:p>
          </table:table-cell>
          <table:table-cell table:formula="of:=([.C44]-[.B44])/1000000" office:value-type="float" office:value="49908.122624" calcext:value-type="float">
            <text:p>49908.1226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53065546963423E+018" calcext:value-type="float">
            <text:p>1.53065546963423E+018</text:p>
          </table:table-cell>
          <table:table-cell office:value-type="float" office:value="1.53065551724431E+018" calcext:value-type="float">
            <text:p>1.53065551724431E+018</text:p>
          </table:table-cell>
          <table:table-cell office:value-type="float" office:value="1.53065546801692E+018" calcext:value-type="float">
            <text:p>1.53065546801692E+018</text:p>
          </table:table-cell>
          <table:table-cell office:value-type="float" office:value="485" calcext:value-type="float">
            <text:p>485</text:p>
          </table:table-cell>
          <table:table-cell table:formula="of:=[.D46]-[.C45]" office:value-type="float" office:value="-45043759104" calcext:value-type="float">
            <text:p>-45043759104</text:p>
          </table:table-cell>
          <table:table-cell table:formula="of:=([.B45]-[.D45])/1000000" office:value-type="float" office:value="1617.315328" calcext:value-type="float">
            <text:p>1617.315328</text:p>
          </table:table-cell>
          <table:table-cell table:formula="of:=([.C45]-[.B45])/1000000" office:value-type="float" office:value="47610.081024" calcext:value-type="float">
            <text:p>47610.0810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53065547246205E+018" calcext:value-type="float">
            <text:p>1.53065547246205E+018</text:p>
          </table:table-cell>
          <table:table-cell office:value-type="float" office:value="1.53065552098314E+018" calcext:value-type="float">
            <text:p>1.53065552098314E+018</text:p>
          </table:table-cell>
          <table:table-cell office:value-type="float" office:value="1.53065547220055E+018" calcext:value-type="float">
            <text:p>1.53065547220055E+018</text:p>
          </table:table-cell>
          <table:table-cell office:value-type="float" office:value="486" calcext:value-type="float">
            <text:p>486</text:p>
          </table:table-cell>
          <table:table-cell table:formula="of:=[.D47]-[.C46]" office:value-type="float" office:value="-44907392512" calcext:value-type="float">
            <text:p>-44907392512</text:p>
          </table:table-cell>
          <table:table-cell table:formula="of:=([.B46]-[.D46])/1000000" office:value-type="float" office:value="261.494784" calcext:value-type="float">
            <text:p>261.494784</text:p>
          </table:table-cell>
          <table:table-cell table:formula="of:=([.C46]-[.B46])/1000000" office:value-type="float" office:value="48521.092096" calcext:value-type="float">
            <text:p>48521.09209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53065547607684E+018" calcext:value-type="float">
            <text:p>1.53065547607684E+018</text:p>
          </table:table-cell>
          <table:table-cell office:value-type="float" office:value="1.53065552785786E+018" calcext:value-type="float">
            <text:p>1.53065552785786E+018</text:p>
          </table:table-cell>
          <table:table-cell office:value-type="float" office:value="1.53065547607575E+018" calcext:value-type="float">
            <text:p>1.53065547607575E+018</text:p>
          </table:table-cell>
          <table:table-cell office:value-type="float" office:value="486" calcext:value-type="float">
            <text:p>486</text:p>
          </table:table-cell>
          <table:table-cell table:formula="of:=[.D48]-[.C47]" office:value-type="float" office:value="-49390553856" calcext:value-type="float">
            <text:p>-49390553856</text:p>
          </table:table-cell>
          <table:table-cell table:formula="of:=([.B47]-[.D47])/1000000" office:value-type="float" office:value="1.088512" calcext:value-type="float">
            <text:p>1.088512</text:p>
          </table:table-cell>
          <table:table-cell table:formula="of:=([.C47]-[.B47])/1000000" office:value-type="float" office:value="51781.027072" calcext:value-type="float">
            <text:p>51781.02707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53065547918077E+018" calcext:value-type="float">
            <text:p>1.53065547918077E+018</text:p>
          </table:table-cell>
          <table:table-cell office:value-type="float" office:value="1.53065553121397E+018" calcext:value-type="float">
            <text:p>1.53065553121397E+018</text:p>
          </table:table-cell>
          <table:table-cell office:value-type="float" office:value="1.53065547846731E+018" calcext:value-type="float">
            <text:p>1.53065547846731E+018</text:p>
          </table:table-cell>
          <table:table-cell office:value-type="float" office:value="486" calcext:value-type="float">
            <text:p>486</text:p>
          </table:table-cell>
          <table:table-cell table:formula="of:=[.D49]-[.C48]" office:value-type="float" office:value="-49737663744" calcext:value-type="float">
            <text:p>-49737663744</text:p>
          </table:table-cell>
          <table:table-cell table:formula="of:=([.B48]-[.D48])/1000000" office:value-type="float" office:value="713.464064" calcext:value-type="float">
            <text:p>713.464064</text:p>
          </table:table-cell>
          <table:table-cell table:formula="of:=([.C48]-[.B48])/1000000" office:value-type="float" office:value="52033.194496" calcext:value-type="float">
            <text:p>52033.19449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53065548303611E+018" calcext:value-type="float">
            <text:p>1.53065548303611E+018</text:p>
          </table:table-cell>
          <table:table-cell office:value-type="float" office:value="1.53065553432173E+018" calcext:value-type="float">
            <text:p>1.53065553432173E+018</text:p>
          </table:table-cell>
          <table:table-cell office:value-type="float" office:value="1.5306554814763E+018" calcext:value-type="float">
            <text:p>1.5306554814763E+018</text:p>
          </table:table-cell>
          <table:table-cell office:value-type="float" office:value="486" calcext:value-type="float">
            <text:p>486</text:p>
          </table:table-cell>
          <table:table-cell table:formula="of:=[.D50]-[.C49]" office:value-type="float" office:value="-48636589568" calcext:value-type="float">
            <text:p>-48636589568</text:p>
          </table:table-cell>
          <table:table-cell table:formula="of:=([.B49]-[.D49])/1000000" office:value-type="float" office:value="1559.808512" calcext:value-type="float">
            <text:p>1559.808512</text:p>
          </table:table-cell>
          <table:table-cell table:formula="of:=([.C49]-[.B49])/1000000" office:value-type="float" office:value="51285.621248" calcext:value-type="float">
            <text:p>51285.6212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53065548722548E+018" calcext:value-type="float">
            <text:p>1.53065548722548E+018</text:p>
          </table:table-cell>
          <table:table-cell/>
          <table:table-cell office:value-type="float" office:value="1.53065548568515E+018" calcext:value-type="float">
            <text:p>1.53065548568515E+018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53065549024488E+018" calcext:value-type="float">
            <text:p>1.53065549024488E+018</text:p>
          </table:table-cell>
          <table:table-cell/>
          <table:table-cell office:value-type="float" office:value="1.53065548793182E+018" calcext:value-type="float">
            <text:p>1.53065548793182E+018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53065549286085E+018" calcext:value-type="float">
            <text:p>1.53065549286085E+018</text:p>
          </table:table-cell>
          <table:table-cell/>
          <table:table-cell office:value-type="float" office:value="1.53065549255546E+018" calcext:value-type="float">
            <text:p>1.53065549255546E+018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53065549548657E+018" calcext:value-type="float">
            <text:p>1.53065549548657E+018</text:p>
          </table:table-cell>
          <table:table-cell/>
          <table:table-cell office:value-type="float" office:value="1.5306554950831E+018" calcext:value-type="float">
            <text:p>1.5306554950831E+018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53065549819852E+018" calcext:value-type="float">
            <text:p>1.53065549819852E+018</text:p>
          </table:table-cell>
          <table:table-cell/>
          <table:table-cell office:value-type="float" office:value="1.5306554977974E+018" calcext:value-type="float">
            <text:p>1.5306554977974E+018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53065550164394E+018" calcext:value-type="float">
            <text:p>1.53065550164394E+018</text:p>
          </table:table-cell>
          <table:table-cell/>
          <table:table-cell office:value-type="float" office:value="1.53065550164202E+018" calcext:value-type="float">
            <text:p>1.53065550164202E+018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53065550399734E+018" calcext:value-type="float">
            <text:p>1.53065550399734E+018</text:p>
          </table:table-cell>
          <table:table-cell/>
          <table:table-cell office:value-type="float" office:value="1.53065550368743E+018" calcext:value-type="float">
            <text:p>1.53065550368743E+018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53065550638706E+018" calcext:value-type="float">
            <text:p>1.53065550638706E+018</text:p>
          </table:table-cell>
          <table:table-cell/>
          <table:table-cell office:value-type="float" office:value="1.53065550588539E+018" calcext:value-type="float">
            <text:p>1.53065550588539E+018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53065550995365E+018" calcext:value-type="float">
            <text:p>1.53065550995365E+018</text:p>
          </table:table-cell>
          <table:table-cell/>
          <table:table-cell office:value-type="float" office:value="1.5306555082059E+018" calcext:value-type="float">
            <text:p>1.5306555082059E+01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53065551338646E+018" calcext:value-type="float">
            <text:p>1.53065551338646E+018</text:p>
          </table:table-cell>
          <table:table-cell/>
          <table:table-cell office:value-type="float" office:value="1.53065551338493E+018" calcext:value-type="float">
            <text:p>1.53065551338493E+01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53065551559612E+018" calcext:value-type="float">
            <text:p>1.53065551559612E+018</text:p>
          </table:table-cell>
          <table:table-cell/>
          <table:table-cell office:value-type="float" office:value="1.53065551547273E+018" calcext:value-type="float">
            <text:p>1.53065551547273E+018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53065551899138E+018" calcext:value-type="float">
            <text:p>1.53065551899138E+018</text:p>
          </table:table-cell>
          <table:table-cell/>
          <table:table-cell office:value-type="float" office:value="1.53065551768072E+018" calcext:value-type="float">
            <text:p>1.53065551768072E+018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53065552158821E+018" calcext:value-type="float">
            <text:p>1.53065552158821E+018</text:p>
          </table:table-cell>
          <table:table-cell/>
          <table:table-cell office:value-type="float" office:value="1.53065552146695E+018" calcext:value-type="float">
            <text:p>1.53065552146695E+018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53065552536881E+018" calcext:value-type="float">
            <text:p>1.53065552536881E+018</text:p>
          </table:table-cell>
          <table:table-cell/>
          <table:table-cell office:value-type="float" office:value="1.53065552526663E+018" calcext:value-type="float">
            <text:p>1.53065552526663E+018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53065552900885E+018" calcext:value-type="float">
            <text:p>1.53065552900885E+018</text:p>
          </table:table-cell>
          <table:table-cell/>
          <table:table-cell office:value-type="float" office:value="1.53065552860178E+018" calcext:value-type="float">
            <text:p>1.53065552860178E+018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5306555321785E+018" calcext:value-type="float">
            <text:p>1.5306555321785E+018</text:p>
          </table:table-cell>
          <table:table-cell/>
          <table:table-cell office:value-type="float" office:value="1.53065553167145E+018" calcext:value-type="float">
            <text:p>1.53065553167145E+01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.53065553490486E+018" calcext:value-type="float">
            <text:p>1.53065553490486E+01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4T07:11:14.110695292</dc:date>
    <meta:editing-duration>PT7M58S</meta:editing-duration>
    <meta:editing-cycles>2</meta:editing-cycles>
    <meta:generator>LibreOffice/5.2.7.2$Linux_X86_64 LibreOffice_project/20m0$Build-2</meta:generator>
    <meta:document-statistic meta:table-count="1" meta:cell-count="437" meta:object-count="0"/>
  </office:meta>
</office:document-meta>
</file>